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JetBrains Mono" svg:font-family="'JetBrains Mono', monospace"/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99cm" loext:contextual-spacing="false"/>
      <style:text-properties officeooo:paragraph-rsid="001ddc04"/>
    </style:style>
    <style:style style:name="P2" style:family="paragraph" style:parent-style-name="Standard">
      <style:text-properties officeooo:rsid="001ddc04" officeooo:paragraph-rsid="001ddc04"/>
    </style:style>
    <style:style style:name="P3" style:family="paragraph" style:parent-style-name="Standard">
      <style:text-properties officeooo:rsid="001ddc04" officeooo:paragraph-rsid="001e5d5a"/>
    </style:style>
    <style:style style:name="P4" style:family="paragraph" style:parent-style-name="Standard">
      <style:text-properties fo:color="#c5000b" fo:font-size="14pt" fo:font-weight="bold" officeooo:rsid="0020d051" officeooo:paragraph-rsid="0020d051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ddc04" officeooo:paragraph-rsid="001ddc04"/>
    </style:style>
    <style:style style:name="P6" style:family="paragraph" style:parent-style-name="Standard">
      <style:text-properties officeooo:rsid="002ba982" officeooo:paragraph-rsid="002ba982"/>
    </style:style>
    <style:style style:name="P7" style:family="paragraph" style:parent-style-name="Standard">
      <style:text-properties style:font-name="FreeMono" fo:font-size="11pt" officeooo:rsid="002ba982" officeooo:paragraph-rsid="002ba982" style:font-size-asian="11pt" style:font-size-complex="11pt"/>
    </style:style>
    <style:style style:name="P8" style:family="paragraph" style:parent-style-name="Standard" style:list-style-name="L2">
      <style:paragraph-properties fo:margin-top="0cm" fo:margin-bottom="0cm" loext:contextual-spacing="false"/>
      <style:text-properties officeooo:rsid="001ddc04" officeooo:paragraph-rsid="001ddc04"/>
    </style:style>
    <style:style style:name="P9" style:family="paragraph" style:parent-style-name="Standard" style:list-style-name="L3">
      <style:paragraph-properties fo:margin-top="0cm" fo:margin-bottom="0cm" loext:contextual-spacing="false"/>
      <style:text-properties officeooo:rsid="001ddc04" officeooo:paragraph-rsid="001ddc04"/>
    </style:style>
    <style:style style:name="P10" style:family="paragraph" style:parent-style-name="Standard" style:list-style-name="L4">
      <style:paragraph-properties fo:margin-top="0cm" fo:margin-bottom="0cm" loext:contextual-spacing="false"/>
      <style:text-properties officeooo:rsid="001ddc04" officeooo:paragraph-rsid="001ddc04"/>
    </style:style>
    <style:style style:name="P11" style:family="paragraph" style:parent-style-name="Standard" style:list-style-name="L4">
      <style:paragraph-properties fo:margin-top="0cm" fo:margin-bottom="0cm" loext:contextual-spacing="false"/>
      <style:text-properties officeooo:rsid="001ddc04" officeooo:paragraph-rsid="002a0a9e"/>
    </style:style>
    <style:style style:name="P12" style:family="paragraph" style:parent-style-name="Standard">
      <style:paragraph-properties fo:margin-top="0cm" fo:margin-bottom="0cm" loext:contextual-spacing="false"/>
      <style:text-properties style:font-name="FreeMono" fo:font-size="11pt" officeooo:paragraph-rsid="0023245e" style:font-size-asian="11pt" style:font-size-complex="11pt"/>
    </style:style>
    <style:style style:name="P13" style:family="paragraph" style:parent-style-name="Standard" style:list-style-name="L4">
      <style:paragraph-properties fo:margin-top="0cm" fo:margin-bottom="0cm" loext:contextual-spacing="false"/>
      <style:text-properties officeooo:rsid="002d5559" officeooo:paragraph-rsid="002d5559"/>
    </style:style>
    <style:style style:name="P14" style:family="paragraph" style:parent-style-name="Standard" style:list-style-name="L2">
      <style:paragraph-properties fo:margin-top="0cm" fo:margin-bottom="0.199cm" loext:contextual-spacing="false"/>
      <style:text-properties officeooo:rsid="001ddc04" officeooo:paragraph-rsid="00270aeb"/>
    </style:style>
    <style:style style:name="P15" style:family="paragraph" style:parent-style-name="Standard" style:list-style-name="L3">
      <style:paragraph-properties fo:margin-top="0cm" fo:margin-bottom="0.199cm" loext:contextual-spacing="false"/>
      <style:text-properties officeooo:rsid="001ddc04" officeooo:paragraph-rsid="001ddc04"/>
    </style:style>
    <style:style style:name="P16" style:family="paragraph" style:parent-style-name="Standard" style:list-style-name="L4">
      <style:paragraph-properties fo:margin-top="0cm" fo:margin-bottom="0.199cm" loext:contextual-spacing="false"/>
      <style:text-properties officeooo:rsid="001ddc04" officeooo:paragraph-rsid="001ddc04"/>
    </style:style>
    <style:style style:name="P17" style:family="paragraph" style:parent-style-name="Standard">
      <style:paragraph-properties fo:margin-top="0cm" fo:margin-bottom="0.199cm" loext:contextual-spacing="false"/>
      <style:text-properties officeooo:rsid="0024dd5e" officeooo:paragraph-rsid="0024dd5e"/>
    </style:style>
    <style:style style:name="P18" style:family="paragraph" style:parent-style-name="Standard">
      <style:paragraph-properties fo:margin-top="0cm" fo:margin-bottom="0.199cm" loext:contextual-spacing="false" fo:text-align="start" style:justify-single-word="false"/>
      <style:text-properties officeooo:paragraph-rsid="001ddc04"/>
    </style:style>
    <style:style style:name="P19" style:family="paragraph" style:parent-style-name="Standard">
      <style:paragraph-properties fo:margin-top="0cm" fo:margin-bottom="0.199cm" loext:contextual-spacing="false" fo:text-align="start" style:justify-single-word="false"/>
      <style:text-properties officeooo:paragraph-rsid="0028e847"/>
    </style:style>
    <style:style style:name="P20" style:family="paragraph" style:parent-style-name="Standard">
      <style:paragraph-properties fo:margin-top="0cm" fo:margin-bottom="0.199cm" loext:contextual-spacing="false" fo:text-align="start" style:justify-single-word="false"/>
      <style:text-properties officeooo:rsid="0026d748" officeooo:paragraph-rsid="0026d748"/>
    </style:style>
    <style:style style:name="P21" style:family="paragraph" style:parent-style-name="Standard">
      <style:paragraph-properties fo:margin-top="0cm" fo:margin-bottom="0.199cm" loext:contextual-spacing="false" fo:text-align="start" style:justify-single-word="false"/>
      <style:text-properties officeooo:rsid="0026d748" officeooo:paragraph-rsid="0028e847"/>
    </style:style>
    <style:style style:name="P22" style:family="paragraph" style:parent-style-name="Standard">
      <style:paragraph-properties fo:margin-top="0cm" fo:margin-bottom="0.199cm" loext:contextual-spacing="false"/>
      <style:text-properties officeooo:rsid="00273bf7" officeooo:paragraph-rsid="002a0a9e"/>
    </style:style>
    <style:style style:name="P23" style:family="paragraph" style:parent-style-name="Standard">
      <style:paragraph-properties fo:margin-top="0cm" fo:margin-bottom="0.199cm" loext:contextual-spacing="false"/>
      <style:text-properties officeooo:paragraph-rsid="0028e847"/>
    </style:style>
    <style:style style:name="P24" style:family="paragraph" style:parent-style-name="Standard" style:list-style-name="L5">
      <style:paragraph-properties fo:margin-top="0cm" fo:margin-bottom="0.199cm" loext:contextual-spacing="false"/>
      <style:text-properties officeooo:paragraph-rsid="0028e847"/>
    </style:style>
    <style:style style:name="P25" style:family="paragraph" style:parent-style-name="Standard">
      <style:paragraph-properties fo:margin-top="0cm" fo:margin-bottom="0.199cm" loext:contextual-spacing="false"/>
      <style:text-properties officeooo:paragraph-rsid="002ba982"/>
    </style:style>
    <style:style style:name="P26" style:family="paragraph" style:parent-style-name="Standard" style:list-style-name="L3">
      <style:paragraph-properties fo:margin-top="0cm" fo:margin-bottom="0.4cm" loext:contextual-spacing="false"/>
      <style:text-properties officeooo:rsid="001ddc04" officeooo:paragraph-rsid="0028e847"/>
    </style:style>
    <style:style style:name="P27" style:family="paragraph" style:parent-style-name="Standard">
      <style:paragraph-properties fo:margin-top="0cm" fo:margin-bottom="0.4cm" loext:contextual-spacing="false"/>
      <style:text-properties officeooo:rsid="0023e1f8" officeooo:paragraph-rsid="0023e1f8"/>
    </style:style>
    <style:style style:name="P28" style:family="paragraph" style:parent-style-name="Standard">
      <style:paragraph-properties fo:margin-top="0cm" fo:margin-bottom="0.101cm" loext:contextual-spacing="false"/>
      <style:text-properties officeooo:paragraph-rsid="0023245e"/>
    </style:style>
    <style:style style:name="P29" style:family="paragraph" style:parent-style-name="Standard">
      <style:paragraph-properties fo:margin-top="0cm" fo:margin-bottom="0.101cm" loext:contextual-spacing="false"/>
      <style:text-properties style:font-name="FreeMono" fo:font-size="10pt" officeooo:paragraph-rsid="0023245e" style:font-size-asian="10pt" style:font-size-complex="10pt"/>
    </style:style>
    <style:style style:name="P30" style:family="paragraph" style:parent-style-name="Standard">
      <style:paragraph-properties fo:margin-top="0cm" fo:margin-bottom="0.101cm" loext:contextual-spacing="false"/>
      <style:text-properties style:font-name="FreeMono" fo:font-size="11pt" fo:font-weight="bold" officeooo:paragraph-rsid="0023245e" fo:background-color="#fffbcc" style:font-size-asian="11pt" style:font-weight-asian="bold" style:font-size-complex="11pt" style:font-weight-complex="bold"/>
    </style:style>
    <style:style style:name="P31" style:family="paragraph" style:parent-style-name="Standard">
      <style:paragraph-properties fo:margin-top="0cm" fo:margin-bottom="0.101cm" loext:contextual-spacing="false"/>
      <style:text-properties style:font-name="FreeMono" fo:font-size="11pt" fo:font-weight="bold" officeooo:paragraph-rsid="002fcb08" fo:background-color="#fffbcc" style:font-size-asian="11pt" style:font-weight-asian="bold" style:font-size-complex="11pt" style:font-weight-complex="bold"/>
    </style:style>
    <style:style style:name="P32" style:family="paragraph" style:parent-style-name="Standard">
      <style:paragraph-properties fo:margin-top="0cm" fo:margin-bottom="0.101cm" loext:contextual-spacing="false"/>
      <style:text-properties officeooo:rsid="001ddc04" officeooo:paragraph-rsid="00273bf7"/>
    </style:style>
    <style:style style:name="P33" style:family="paragraph" style:parent-style-name="Standard">
      <style:paragraph-properties fo:margin-top="0cm" fo:margin-bottom="0.101cm" loext:contextual-spacing="false"/>
      <style:text-properties fo:font-weight="bold" officeooo:rsid="002a0a9e" officeooo:paragraph-rsid="002a0a9e" style:font-weight-asian="bold" style:font-weight-complex="bold"/>
    </style:style>
    <style:style style:name="P34" style:family="paragraph" style:parent-style-name="Standard">
      <style:paragraph-properties fo:margin-top="0cm" fo:margin-bottom="0.101cm" loext:contextual-spacing="false"/>
      <style:text-properties officeooo:paragraph-rsid="002a0a9e"/>
    </style:style>
    <style:style style:name="T1" style:family="text">
      <style:text-properties officeooo:rsid="001ddc04"/>
    </style:style>
    <style:style style:name="T2" style:family="text">
      <style:text-properties fo:font-weight="bold" officeooo:rsid="002a0a9e" style:font-weight-asian="bold" style:font-weight-complex="bold"/>
    </style:style>
    <style:style style:name="T3" style:family="text">
      <style:text-properties fo:font-weight="bold" officeooo:rsid="002ba982" style:font-weight-asian="bold" style:font-weight-complex="bold"/>
    </style:style>
    <style:style style:name="T4" style:family="text">
      <style:text-properties fo:font-style="italic" officeooo:rsid="001e5d5a" style:font-style-asian="italic" style:font-style-complex="italic"/>
    </style:style>
    <style:style style:name="T5" style:family="text">
      <style:text-properties fo:font-style="italic" fo:font-weight="bold" officeooo:rsid="001ddc04" style:font-style-asian="italic" style:font-weight-asian="bold" style:font-style-complex="italic" style:font-weight-complex="bold"/>
    </style:style>
    <style:style style:name="T6" style:family="text">
      <style:text-properties fo:color="#004586" officeooo:rsid="001ddc04"/>
    </style:style>
    <style:style style:name="T7" style:family="text">
      <style:text-properties fo:color="#004586" fo:font-style="italic" fo:font-weight="bold" officeooo:rsid="001ddc04" style:font-style-asian="italic" style:font-weight-asian="bold" style:font-style-complex="italic" style:font-weight-complex="bold"/>
    </style:style>
    <style:style style:name="T8" style:family="text">
      <style:text-properties fo:color="#004586" fo:font-style="italic" fo:font-weight="bold" officeooo:rsid="002a0a9e" style:font-style-asian="italic" style:font-weight-asian="bold" style:font-style-complex="italic" style:font-weight-complex="bold"/>
    </style:style>
    <style:style style:name="T9" style:family="text">
      <style:text-properties fo:color="#004586" officeooo:rsid="0023e1f8"/>
    </style:style>
    <style:style style:name="T10" style:family="text">
      <style:text-properties fo:color="#004586" officeooo:rsid="00270aeb"/>
    </style:style>
    <style:style style:name="T11" style:family="text">
      <style:text-properties fo:color="#004586" fo:font-weight="bold" officeooo:rsid="001ddc04" style:font-weight-asian="bold" style:font-weight-complex="bold"/>
    </style:style>
    <style:style style:name="T12" style:family="text">
      <style:text-properties officeooo:rsid="001e5d5a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23245e"/>
    </style:style>
    <style:style style:name="T15" style:family="text">
      <style:text-properties officeooo:rsid="0023245e"/>
    </style:style>
    <style:style style:name="T16" style:family="text">
      <style:text-properties fo:color="#0066b3"/>
    </style:style>
    <style:style style:name="T17" style:family="text">
      <style:text-properties fo:color="#0066b3" fo:font-weight="bold" style:font-weight-asian="bold" style:font-weight-complex="bold"/>
    </style:style>
    <style:style style:name="T18" style:family="text">
      <style:text-properties fo:color="#0066b3" fo:font-weight="bold" officeooo:rsid="0028e847" style:font-weight-asian="bold" style:font-weight-complex="bold"/>
    </style:style>
    <style:style style:name="T19" style:family="text">
      <style:text-properties fo:color="#0066b3" fo:font-weight="bold" officeooo:rsid="002a0a9e" style:font-weight-asian="bold" style:font-weight-complex="bold"/>
    </style:style>
    <style:style style:name="T20" style:family="text">
      <style:text-properties fo:color="#0066b3" officeooo:rsid="0023e1f8"/>
    </style:style>
    <style:style style:name="T21" style:family="text">
      <style:text-properties fo:color="#0066b3" officeooo:rsid="0026d748"/>
    </style:style>
    <style:style style:name="T22" style:family="text">
      <style:text-properties fo:color="#0066b3" officeooo:rsid="0024dd5e"/>
    </style:style>
    <style:style style:name="T23" style:family="text">
      <style:text-properties fo:color="#0066b3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color="#0066b3" officeooo:rsid="0028e847"/>
    </style:style>
    <style:style style:name="T25" style:family="text">
      <style:text-properties officeooo:rsid="0024dd5e"/>
    </style:style>
    <style:style style:name="T26" style:family="text">
      <style:text-properties officeooo:rsid="00270aeb"/>
    </style:style>
    <style:style style:name="T27" style:family="text">
      <style:text-properties officeooo:rsid="00273bf7"/>
    </style:style>
    <style:style style:name="T28" style:family="text">
      <style:text-properties officeooo:rsid="0028e847"/>
    </style:style>
    <style:style style:name="T29" style:family="text">
      <style:text-properties officeooo:rsid="002a0a9e"/>
    </style:style>
    <style:style style:name="T30" style:family="text">
      <style:text-properties fo:color="#000000" fo:font-weight="bold" officeooo:rsid="002a0a9e" style:font-weight-asian="bold" style:font-weight-complex="bold"/>
    </style:style>
    <style:style style:name="T31" style:family="text">
      <style:text-properties officeooo:rsid="002ba982"/>
    </style:style>
    <style:style style:name="T32" style:family="text">
      <style:text-properties officeooo:rsid="002d5559"/>
    </style:style>
    <style:style style:name="T33" style:family="text">
      <style:text-properties officeooo:rsid="002e83ae"/>
    </style:style>
    <style:style style:name="T34" style:family="text">
      <style:text-properties officeooo:rsid="002fcb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4">Tarea</text:span> 7. Herencia</text:p>
      <text:p text:style-name="P2"/>
      <text:p text:style-name="P28"><text:span text:style-name="T1">Dada la siguiente superclase: </text:span><text:span text:style-name="T5">Trabajador_Agricola</text:span><text:span text:style-name="T1">, que no puedes modificar, ni añadir nada, como mucho se permite añadir el paquete package al que pertenece dentro del proyecto de Intellij IDEA, NetBeans o Eclipse.</text:span></text:p>
      <text:p text:style-name="P32"><text:span text:style-name="T13">Nota</text:span>: No se podrá modificar <text:span text:style-name="T12">la clase </text:span><text:span text:style-name="T4">Trabajador_Agricola,</text:span> ni <text:s/>añadir n<text:span text:style-name="T12">uevos atributos o métodos a esta clase, se deberá dejar tal y como esta. </text:span></text:p>
      <text:p text:style-name="P29"/>
      <text:p text:style-name="P30">// <text:span text:style-name="T15">no cambies nada de este código, ni añadas nada</text:span></text:p>
      <text:p text:style-name="P12">public class Trabajador_Agricola {</text:p>
      <text:p text:style-name="P12"/>
      <text:p text:style-name="P12"><text:tab/><text:span text:style-name="T17">// atributos de instancia u objeto</text:span></text:p>
      <text:p text:style-name="P12"><text:tab/>private String nombre;</text:p>
      <text:p text:style-name="P12"><text:tab/>private int dni;</text:p>
      <text:p text:style-name="P12"><text:tab/>private double sueldo_base;</text:p>
      <text:p text:style-name="P12"><text:tab/><text:span text:style-name="T17">// atributo de clase</text:span></text:p>
      <text:p text:style-name="P12"><text:tab/>private static int num_trabajadores = 0;</text:p>
      <text:p text:style-name="P12"><text:tab/></text:p>
      <text:p text:style-name="P12"><text:tab/>// métodos</text:p>
      <text:p text:style-name="P12"/>
      <text:p text:style-name="P12"><text:tab/><text:span text:style-name="T17">// constructor</text:span></text:p>
      <text:p text:style-name="P12"><text:tab/>public Trabajador_Agricola (String nom, int dni2, double sueldo) {</text:p>
      <text:p text:style-name="P12"><text:tab/><text:tab/>nombre = nom;</text:p>
      <text:p text:style-name="P12"><text:tab/><text:tab/>dni = dni2;</text:p>
      <text:p text:style-name="P12"><text:tab/><text:tab/>sueldo_base = sueldo;</text:p>
      <text:p text:style-name="P12"><text:tab/><text:tab/>// aumentar num_trabajadores</text:p>
      <text:p text:style-name="P12"><text:tab/><text:tab/>num_trabajadores ++;</text:p>
      <text:p text:style-name="P12"><text:tab/>}// fin constructor con atributos</text:p>
      <text:p text:style-name="P12"/>
      <text:p text:style-name="P12"><text:tab/><text:span text:style-name="T17">// obtener el número total de trabajadores creados</text:span></text:p>
      <text:p text:style-name="P12"><text:tab/>public static int getNum_trabajadores() {</text:p>
      <text:p text:style-name="P12"><text:tab/><text:tab/>return num_trabajadores;</text:p>
      <text:p text:style-name="P12"><text:tab/>}</text:p>
      <text:p text:style-name="P12"/>
      <text:p text:style-name="P12"><text:tab/><text:span text:style-name="T17">// este método devuelve el sueldo del trabajador<text:tab/></text:span></text:p>
      <text:p text:style-name="P12"><text:tab/>public double salario () {</text:p>
      <text:p text:style-name="P12"><text:tab/><text:tab/>return sueldo_base;<text:tab/></text:p>
      <text:p text:style-name="P12"><text:tab/>}</text:p>
      <text:p text:style-name="P12"/>
      <text:p text:style-name="P12"><text:tab/><text:bookmark-start text:name="__DdeLink__1388_1603351756"/><text:span text:style-name="T17">// sobreescribe el método toString que hereda de la clase Object</text:span><text:bookmark-end text:name="__DdeLink__1388_1603351756"/></text:p>
      <text:p text:style-name="P12"><text:tab/>@Override</text:p>
      <text:p text:style-name="P12"><text:tab/>public String toString() {</text:p>
      <text:p text:style-name="P12"><text:tab/><text:tab/>return <text:tab/>"nombre='" + nombre + '\'' +</text:p>
      <text:p text:style-name="P12"><text:tab/><text:tab/><text:tab/><text:tab/>", dni=" + dni +</text:p>
      <text:p text:style-name="P12"><text:tab/><text:tab/><text:tab/><text:tab/>", sueldo_base=" + sueldo_base;</text:p>
      <text:p text:style-name="P12"><text:tab/>}</text:p>
      <text:p text:style-name="P12"/>
      <text:p text:style-name="P12">} // fin Trabajador_Agricola</text:p>
      <text:p text:style-name="P31">// <text:span text:style-name="T15">no cambies nada del código anterior, ni añadas nada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33"/>
      <text:p text:style-name="P33"/>
      <text:p text:style-name="P33"/>
      <text:p text:style-name="P34"><text:soft-page-break/><text:span text:style-name="T2">Ejercicio 1) </text:span><text:span text:style-name="T20">C</text:span><text:span text:style-name="T6">rea una subclase denominada </text:span><text:span text:style-name="T7">Recolector</text:span><text:span text:style-name="T6"> que herede de la superclase </text:span><text:span text:style-name="T9">Trabajador_Agricola,</text:span><text:span text:style-name="T6"> y que almacena además la siguiente información</text:span><text:span text:style-name="T1"> por cada recolector: </text:span></text:p>
      <text:list xml:id="list3302505561" text:style-name="L2">
        <text:list-item>
          <text:p text:style-name="P8">Si el trabajador es eventual o no </text:p>
        </text:list-item>
        <text:list-item>
          <text:p text:style-name="P8">Nº de Kilos recogidos <text:s/><text:span text:style-name="T26">(número real)</text:span></text:p>
        </text:list-item>
        <text:list-item>
          <text:p text:style-name="P14">Precio por kilo <text:s/><text:span text:style-name="T26">(número real)</text:span></text:p>
        </text:list-item>
      </text:list>
      <text:p text:style-name="P17"><text:span text:style-name="T16">Guarda además el número total </text:span><text:span text:style-name="T21">de </text:span><text:span text:style-name="T16">recolectores</text:span> (atributo de clase), que se deberá incrementar en uno cada vez que se cree un nuevo objeto Recolector. </text:p>
      <text:p text:style-name="P18"><text:span text:style-name="T6">Crea el </text:span><text:span text:style-name="T11">constructor</text:span><text:span text:style-name="T6"> </text:span><text:span text:style-name="T10">con parámetros</text:span><text:span text:style-name="T6"> de esta subclase</text:span><text:span text:style-name="T1">, para que queden todos los atributos inicializados adecuadamente (los que hereda y los suyos propios)</text:span></text:p>
      <text:p text:style-name="P20"><text:span text:style-name="T16">Crea el método </text:span><text:span text:style-name="T17">getNum_recolectores()</text:span><text:span text:style-name="T16"> que devuelve el número total de recolectores</text:span></text:p>
      <text:p text:style-name="P1"><text:bookmark-start text:name="__DdeLink__1384_1603351756"/><text:span text:style-name="T6">Redefine el método salario ( ) en la subclase</text:span><text:span text:style-name="T1">, que hereda de la superclase para que calcule el salario de la siguiente forma: </text:span></text:p>
      <text:list xml:id="list2633738577" text:style-name="L3">
        <text:list-item>
          <text:p text:style-name="P9">Si el trabajador es eventual, entonces el salario es igual a: sueldo base <text:span text:style-name="T26">(salario Trabajador_Agricola)</text:span> + número de kilos recogidos por el precio por kilo. <text:s/><text:span text:style-name="T14">Pista</text:span><text:span text:style-name="T15">: para poder obtener el sueldo base o salario del Trabajador_Agricola debes llamar al método salario() de la superclase Trabajador_Agricola, con: super.salario()</text:span></text:p>
        </text:list-item>
        <text:list-item>
          <text:p text:style-name="P15">Si el trabajador no es eventual, entonces su salario es igual al de un trabajador eventual + un extra de 100 €. <text:bookmark-end text:name="__DdeLink__1384_1603351756"/></text:p>
        </text:list-item>
      </text:list>
      <text:p text:style-name="P27"><text:span text:style-name="T16">Redefine el método toString() de esta subclase</text:span>, para que incluya todos los atributos de la superclase Trabajador_Agricola de la que hereda, <text:span text:style-name="T13">pista</text:span>: haz uso del método super.toString() y además <text:span text:style-name="T27">incluye</text:span> todos los atributos nuevos de esta subclase Recolector.</text:p>
      <text:p text:style-name="P22"><text:span text:style-name="T30">Ejercicio 2) </text:span><text:span text:style-name="T19"><text:s/></text:span><text:span text:style-name="T16">Crea una subclase </text:span><text:span text:style-name="T23">Recolector_Aceituna</text:span><text:span text:style-name="T16"> que hereda de la superclase Recolector</text:span> y <text:span text:style-name="T28">que </text:span><text:s/><text:span text:style-name="T24">gu</text:span><text:span text:style-name="T22">arda además el número total </text:span><text:span text:style-name="T21">de </text:span><text:span text:style-name="T22">recolectores </text:span><text:span text:style-name="T24">de aceituna</text:span><text:span text:style-name="T25"> (atributo de clase), que se deberá incrementar en uno cada vez que se cree un nuevo objeto Recolector_Aceituna. <text:s/></text:span></text:p>
      <text:p text:style-name="P19"><text:span text:style-name="T6">Crea el </text:span><text:span text:style-name="T11">constructor</text:span><text:span text:style-name="T6"> </text:span><text:span text:style-name="T10">con parámetros</text:span><text:span text:style-name="T6"> de esta subclase</text:span><text:span text:style-name="T1">, para que queden todos los atributos inicializados adecuadamente (los que hereda y los suyos propios)</text:span></text:p>
      <text:p text:style-name="P21"><text:span text:style-name="T16">Crea el método </text:span><text:span text:style-name="T17">getNum_recolectores_</text:span><text:span text:style-name="T18">aceituna</text:span><text:span text:style-name="T17">()</text:span><text:span text:style-name="T16"> que devuelve el número total de recolectores </text:span><text:span text:style-name="T24">de aceituna</text:span></text:p>
      <text:p text:style-name="P23"><text:bookmark-start text:name="__DdeLink__1384_16033517561"/><text:span text:style-name="T6">Redefine el método salario ( ) en la subclase</text:span><text:span text:style-name="T1">, que hereda de la superclase para que calcule el salario de la siguiente forma: </text:span></text:p>
      <text:list xml:id="list333604565" text:style-name="L5">
        <text:list-item>
          <text:p text:style-name="P24"><text:span text:style-name="T1">El salario de un recolector de aceituna es de 150 € más que el salario de un Recolector </text:span></text:p>
        </text:list-item>
      </text:list>
      <text:list xml:id="list112831717328730" text:continue-list="list2633738577" text:style-name="L3">
        <text:list-item>
          <text:p text:style-name="P26"><text:span text:style-name="T14">Pista</text:span><text:span text:style-name="T15">: para poder obtener el salario del Recolector debes llamar al método salario() de la superclase Recolector, <text:s/>con: super.salario()</text:span><text:bookmark-end text:name="__DdeLink__1384_16033517561"/></text:p>
        </text:list-item>
      </text:list>
      <text:p text:style-name="P25"><text:span text:style-name="T3">Ejercicio 3) </text:span><text:span text:style-name="T6">Deberás definir una clase denominada </text:span><text:span text:style-name="T8">Main</text:span><text:span text:style-name="T6">, que en su función main( )</text:span><text:span text:style-name="T1">: </text:span></text:p>
      <text:list xml:id="list3805627507" text:style-name="L4">
        <text:list-item>
          <text:p text:style-name="P10">Crea un objeto de la clase Trabajador_Agricola (con todos sus datos)</text:p>
        </text:list-item>
        <text:list-item>
          <text:p text:style-name="P10">Crea un objeto de la clase Recolector que sea eventual (con todos sus datos) </text:p>
        </text:list-item>
        <text:list-item>
          <text:p text:style-name="P10">Crea un objeto de la clase Recolector que no sea eventual (con todos sus datos)</text:p>
        </text:list-item>
        <text:list-item>
          <text:p text:style-name="P11">Crea un objeto de la clase Recolector_<text:span text:style-name="T29">Aceituna</text:span> que sea eventual (con todos sus datos)</text:p>
        </text:list-item>
        <text:list-item>
          <text:p text:style-name="P11">Crea un objeto de la clase Recolector_<text:span text:style-name="T29">Aceituna</text:span> que <text:span text:style-name="T33">no </text:span>sea eventual (con todos sus datos)</text:p>
        </text:list-item>
        <text:list-item>
          <text:p text:style-name="P13">Muestra los datos de cada objeto creado anteriormente (haz uso del método toString() y el salario de cada uno de ellos, haz uso del método salario().</text:p>
        </text:list-item>
        <text:list-item>
          <text:p text:style-name="P16">Mostrar el total de trabajadores <text:span text:style-name="T31">agrícolas, recolectores y recolectores de aceituna</text:span> que hay, <text:span text:style-name="T32">a través de los métodos getNum…… correspondientes.</text:span> </text:p>
        </text:list-item>
      </text:list>
      <text:p text:style-name="P6"/>
      <text:p text:style-name="P6"/>
      <text:p text:style-name="P6"><text:soft-page-break/>Posible Ejecución del programa:</text:p>
      <text:p text:style-name="P6"/>
      <text:p text:style-name="P7">nombre='Perico Pérez', dni=12345678, sueldo_base=985.75</text:p>
      <text:p text:style-name="P7">Salario de Trabajador_Agricola: 985.75</text:p>
      <text:p text:style-name="P7"/>
      <text:p text:style-name="P7">nombre='Juan Gonzalez', dni=12345677, sueldo_base=700.75, eventual=false, num_kg=100.0, precio_kg=2.5</text:p>
      <text:p text:style-name="P7">Salario de recolector 1: 1100.75</text:p>
      <text:p text:style-name="P7"/>
      <text:p text:style-name="P7">nombre='Álfonso Martínez', dni=87654321, sueldo_base=700.75, eventual=true, num_kg=200.0, precio_kg=2.0</text:p>
      <text:p text:style-name="P7">Salario de recolector 2: 1050.75</text:p>
      <text:p text:style-name="P7"/>
      <text:p text:style-name="P7">nombre='María Fernández', dni=34522345, sueldo_base=800.0, eventual=true, num_kg=300.0, precio_kg=3.0</text:p>
      <text:p text:style-name="P7">Salario de aceitunero 1: 1850.0</text:p>
      <text:p text:style-name="P7"/>
      <text:p text:style-name="P7">nombre='Luisa García', dni=84522747, sueldo_base=700.0, eventual=false, num_kg=300.0, precio_kg=3.25</text:p>
      <text:p text:style-name="P7">Salario de aceitunero 2: 1925.0</text:p>
      <text:p text:style-name="P7"/>
      <text:p text:style-name="P7">Número de trabajadores agrícolas: 5</text:p>
      <text:p text:style-name="P7">Número de recolectores: 4</text:p>
      <text:p text:style-name="P7">Número de recolectores de aceituna: 2</text:p>
      <text:p text:style-name="P2"/>
      <text:p text:style-name="P2"/>
      <text:p text:style-name="P2"/>
      <text:p text:style-name="P3"><text:span text:style-name="T4"/>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JetBrains Mono" svg:font-family="'JetBrains Mono', monospace"/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ón José</meta:initial-creator>
    <meta:creation-date>2011-12-07T13:02:15</meta:creation-date>
    <dc:date>2021-01-23T11:27:05.462637482</dc:date>
    <meta:editing-duration>PT55M5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3" meta:paragraph-count="77" meta:word-count="794" meta:character-count="5235" meta:non-whitespace-character-count="4463"/>
  </office:meta>
</office:document-meta>
</file>